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q_v</text:p>
          </table:table-cell>
          <table:table-cell table:formula="of:=120*0.3*3.6" office:value-type="float" office:value="129.6" calcext:value-type="float">
            <text:p>129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_4*4</text:p>
          </table:table-cell>
          <table:table-cell table:formula="of:=[.B1]*4" office:value-type="float" office:value="518.4" calcext:value-type="float">
            <text:p>518,4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*pi*3600</text:p>
          </table:table-cell>
          <table:table-cell table:formula="of:=[.B$7]*PI()*3600" office:value-type="float" office:value="45238.934211693" calcext:value-type="float">
            <text:p>45238,934211693</text:p>
          </table:table-cell>
          <table:table-cell table:formula="of:=[.C$7]*PI()*3600" office:value-type="float" office:value="56548.6677646163" calcext:value-type="float">
            <text:p>56548,6677646163</text:p>
          </table:table-cell>
          <table:table-cell table:formula="of:=[.D$7]*PI()*3600" office:value-type="float" office:value="67858.4013175395" calcext:value-type="float">
            <text:p>67858,4013175395</text:p>
          </table:table-cell>
          <table:table-cell table:formula="of:=[.E$7]*PI()*3600" office:value-type="float" office:value="79168.1348704628" calcext:value-type="float">
            <text:p>79168,1348704628</text:p>
          </table:table-cell>
          <table:table-cell table:formula="of:=[.F$7]*PI()*3600" office:value-type="float" office:value="90477.868423386" calcext:value-type="float">
            <text:p>90477,868423386</text:p>
          </table:table-cell>
          <table:table-cell table:formula="of:=[.G$7]*PI()*3600" office:value-type="float" office:value="101787.601976309" calcext:value-type="float">
            <text:p>101787,601976309</text:p>
          </table:table-cell>
          <table:table-cell table:formula="of:=[.H$7]*PI()*3600" office:value-type="float" office:value="113097.335529233" calcext:value-type="float">
            <text:p>113097,335529233</text:p>
          </table:table-cell>
        </table:table-row>
        <table:table-row table:style-name="ro1">
          <table:table-cell office:value-type="string" calcext:value-type="string">
            <text:p>D_n</text:p>
          </table:table-cell>
          <table:table-cell table:formula="of:=SQRT([.$B2]/[.B8])" office:value-type="float" office:value="0.107047446969166" calcext:value-type="float">
            <text:p>0,107047446969166</text:p>
          </table:table-cell>
          <table:table-cell table:formula="of:=SQRT([.$B2]/[.C8])" office:value-type="float" office:value="0.0957461472963439" calcext:value-type="float">
            <text:p>0,095746147296344</text:p>
          </table:table-cell>
          <table:table-cell table:formula="of:=SQRT([.$B2]/[.D8])" office:value-type="float" office:value="0.0874038744473663" calcext:value-type="float">
            <text:p>0,087403874447366</text:p>
          </table:table-cell>
          <table:table-cell table:formula="of:=SQRT([.$B2]/[.E8])" office:value-type="float" office:value="0.0809202637613683" calcext:value-type="float">
            <text:p>0,080920263761368</text:p>
          </table:table-cell>
          <table:table-cell table:formula="of:=SQRT([.$B2]/[.F8])" office:value-type="float" office:value="0.0756939756606048" calcext:value-type="float">
            <text:p>0,075693975660605</text:p>
          </table:table-cell>
          <table:table-cell table:formula="of:=SQRT([.$B2]/[.G8])" office:value-type="float" office:value="0.0713649646461109" calcext:value-type="float">
            <text:p>0,071364964646111</text:p>
          </table:table-cell>
          <table:table-cell table:formula="of:=SQRT([.$B2]/[.H8])" office:value-type="float" office:value="0.0677027500257308" calcext:value-type="float">
            <text:p>0,067702750025731</text:p>
          </table:table-cell>
        </table:table-row>
        <table:table-row table:style-name="ro1">
          <table:table-cell office:value-type="string" calcext:value-type="string">
            <text:p>D_n i mm</text:p>
          </table:table-cell>
          <table:table-cell table:formula="of:=[.B9]*1000" office:value-type="float" office:value="107.047446969166" calcext:value-type="float">
            <text:p>107,047446969166</text:p>
          </table:table-cell>
          <table:table-cell table:formula="of:=[.C9]*1000" office:value-type="float" office:value="95.7461472963439" calcext:value-type="float">
            <text:p>95,7461472963439</text:p>
          </table:table-cell>
          <table:table-cell table:formula="of:=[.D9]*1000" office:value-type="float" office:value="87.4038744473663" calcext:value-type="float">
            <text:p>87,4038744473663</text:p>
          </table:table-cell>
          <table:table-cell table:formula="of:=[.E9]*1000" office:value-type="float" office:value="80.9202637613683" calcext:value-type="float">
            <text:p>80,9202637613683</text:p>
          </table:table-cell>
          <table:table-cell table:formula="of:=[.F9]*1000" office:value-type="float" office:value="75.6939756606048" calcext:value-type="float">
            <text:p>75,6939756606048</text:p>
          </table:table-cell>
          <table:table-cell table:formula="of:=[.G9]*1000" office:value-type="float" office:value="71.3649646461109" calcext:value-type="float">
            <text:p>71,3649646461109</text:p>
          </table:table-cell>
          <table:table-cell table:formula="of:=[.H9]*1000" office:value-type="float" office:value="67.7027500257308" calcext:value-type="float">
            <text:p>67,70275002573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4:58:16.468314018</meta:creation-date>
    <dc:date>2018-11-29T15:16:05.945315725</dc:date>
    <meta:editing-duration>PT7M19S</meta:editing-duration>
    <meta:editing-cycles>1</meta:editing-cycles>
    <meta:document-statistic meta:table-count="1" meta:cell-count="36" meta:object-count="0"/>
    <meta:generator>LibreOffice/6.0.6.2$Linux_X86_64 LibreOffice_project/00m0$Build-2</meta:generator>
  </office:meta>
</office:document-meta>
</file>